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Emoji" svg:font-family="'Segoe UI Emoj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ing_20_1" style:master-page-name="Converted5">
      <style:paragraph-properties fo:margin-top="0cm" fo:margin-bottom="0.141cm" style:contextual-spacing="false" style:page-number="auto"/>
      <style:text-properties officeooo:paragraph-rsid="0000a099"/>
    </style:style>
    <style:style style:name="P2" style:family="paragraph" style:parent-style-name="Heading_20_2">
      <style:text-properties officeooo:rsid="0001dd02" officeooo:paragraph-rsid="0001dd02"/>
    </style:style>
    <style:style style:name="P3" style:family="paragraph" style:parent-style-name="List_20_Paragraph" style:list-style-name="WWNum1">
      <style:text-properties officeooo:paragraph-rsid="0000a099"/>
    </style:style>
    <style:style style:name="P4" style:family="paragraph" style:parent-style-name="List_20_Paragraph" style:list-style-name="WWNum1">
      <style:text-properties style:font-name="Liberation Sans" fo:font-size="14pt" fo:font-style="italic" officeooo:paragraph-rsid="0000a099" style:font-size-asian="14pt" style:font-style-asian="italic" style:font-size-complex="14pt" style:font-style-complex="italic"/>
    </style:style>
    <style:style style:name="P5" style:family="paragraph" style:parent-style-name="Heading_20_2">
      <style:text-properties officeooo:paragraph-rsid="0001dd02"/>
    </style:style>
    <style:style style:name="P6" style:family="paragraph" style:parent-style-name="List_20_Paragraph" style:list-style-name="WWNum1">
      <style:text-properties style:font-name="Liberation Sans" fo:font-size="14pt" officeooo:rsid="0000a099" officeooo:paragraph-rsid="0000a099" style:font-name-asian="Segoe UI Emoji" style:font-size-asian="14pt" style:font-name-complex="Segoe UI Emoji" style:font-size-complex="14pt"/>
    </style:style>
    <style:style style:name="P7" style:family="paragraph" style:parent-style-name="List_20_Paragraph" style:list-style-name="WWNum1">
      <style:paragraph-properties fo:margin-top="0cm" fo:margin-bottom="0.282cm" style:contextual-spacing="true"/>
      <style:text-properties style:font-name="Liberation Sans" fo:font-size="14pt" officeooo:paragraph-rsid="0000a099" style:font-size-asian="14pt" style:font-size-complex="14pt"/>
    </style:style>
    <style:style style:name="T1" style:family="text">
      <style:text-properties style:font-name="Liberation Sans" fo:font-size="14pt" style:font-size-asian="14pt" style:font-size-complex="14pt"/>
    </style:style>
    <style:style style:name="T2" style:family="text">
      <style:text-properties style:font-name="Liberation Sans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" fo:font-size="14pt" style:font-name-asian="Segoe UI Emoji" style:font-size-asian="14pt" style:font-name-complex="Segoe UI Emoji" style:font-size-complex="14pt"/>
    </style:style>
    <style:style style:name="T5" style:family="text">
      <style:text-properties officeooo:rsid="0001dd0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2696_2638388002"/><text:bookmark-start text:name="_Toc195110766"/>Literatur und Links<text:bookmark-end text:name="__RefHeading___Toc2696_2638388002"/><text:bookmark-end text:name="_Toc195110766"/></text:h>
      <text:h text:style-name="P2" text:outline-level="2">Im Web:</text:h>
      <text:list xml:id="list921633868" text:style-name="WWNum1">
        <text:list-item>
          <text:p text:style-name="P3"><text:a xlink:type="simple" xlink:href="https://projects.raspberrypi.org/en/projects/introduction-to-the-pico" text:style-name="Internet_20_link" text:visited-style-name="Visited_20_Internet_20_Link"><text:span text:style-name="Internet_20_link"><text:span text:style-name="T1">https://projects.raspberrypi.org/en/projects/introduction-to-the-pico</text:span></text:span></text:a><text:span text:style-name="Internet_20_link"><text:span text:style-name="T1"><text:line-break/></text:span></text:span><text:span text:style-name="T2">englischsprachige Website der Raspberry Pi Foundation, der Entwickler des Pico, mit allen notwendigen Infos um mit dem Pico durchzustarten</text:span></text:p>
        </text:list-item>
        <text:list-item>
          <text:p text:style-name="P4"/>
        </text:list-item>
        <text:list-item>
          <text:p text:style-name="P3"><text:a xlink:type="simple" xlink:href="https://www.elektronik-kompendium.de/" text:style-name="Internet_20_link" text:visited-style-name="Visited_20_Internet_20_Link"><text:span text:style-name="Internet_20_link"><text:span text:style-name="T3">https://www.elektronik-kompendium.de/</text:span></text:span></text:a><text:span text:style-name="Internet_20_link"><text:span text:style-name="T3"><text:line-break/></text:span></text:span><text:span text:style-name="T1">i</text:span><text:span text:style-name="T2">nsbesondere die spezifische Seite zum Raspberry Pi Pico:</text:span><text:span text:style-name="T1"><text:line-break/></text:span><text:a xlink:type="simple" xlink:href="https://www.elektronik-kompendium.de/sites/raspberry-pi/pico.htm" text:style-name="Internet_20_link" text:visited-style-name="Visited_20_Internet_20_Link"><text:span text:style-name="Internet_20_link"><text:span text:style-name="T3">https://www.elektronik-kompendium.de/sites/raspberry-pi/pico.htm</text:span></text:span></text:a><text:span text:style-name="Internet_20_link"><text:span text:style-name="T3"><text:line-break/></text:span></text:span><text:span text:style-name="T2">exzellente, deutschsprachige Website mit tiefgehenden Erklärungen zum Pico, den verwendeten elektronischen Bauteilen, der dazugehörigen Programmierung, sowie Elektronik im Allgemeinen</text:span><text:span text:style-name="T1"> </text:span><text:span text:style-name="T4">👍</text:span></text:p>
        </text:list-item>
      </text:list>
      <text:h text:style-name="P5" text:outline-level="2"><text:span text:style-name="T5">Bücher</text:span></text:h>
      <text:list text:continue-numbering="true" text:style-name="WWNum1">
        <text:list-item>
          <text:p text:style-name="P6"><text:span text:style-name="T6">Get started with MicroPython on Raspberry Pi Pico</text:span>, Gareth Halfacree &amp; Ben Everard, Raspberry Pi Press 2021<text:line-break/><text:span text:style-name="T7">englischsprachige Einführung zur Programmierung des Pico mit Python. Die neuere zweite Auflage deckt auch Bluetooth und WLAN und den Pico 2 ab</text:span></text:p>
        </text:list-item>
        <text:list-item>
          <text:p text:style-name="P7"><text:span text:style-name="T6">Raspberry Pi Kompendium – Linux, Programmierung und Projekte</text:span>, Sebastian Pohl, BMU Verlag 2021<text:line-break/><text:span text:style-name="T7">ein umfassendes Buch zum großen Bruder des Pico dem Raspberry Pi. Nicht mehr aktuell, aber sehr umfassend erklärt – und vieles passt auch immer noch auf den Pic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Emoji" svg:font-family="'Segoe UI Emoj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Liberation Sans1" fo:font-family="'Liberation Sans'" style:font-style-name="Standard" style:font-family-generic="swiss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Converted5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8T13:46:12.252199900</meta:creation-date>
    <dc:date>2025-04-18T14:17:50.435137200</dc:date>
    <meta:editing-duration>PT16M37S</meta:editing-duration>
    <meta:editing-cycles>3</meta:editing-cycles>
    <meta:generator>LibreOffice/25.2.2.2$Windows_AARCH64 LibreOffice_project/7370d4be9e3cf6031a51beef54ff3bda878e3fac</meta:generator>
    <meta:print-date>2025-04-18T14:00:04.469452900</meta:print-date>
    <meta:printed-by>PDF-Dateien</meta:printed-by>
    <meta:document-statistic meta:table-count="0" meta:image-count="0" meta:object-count="0" meta:page-count="1" meta:paragraph-count="8" meta:word-count="139" meta:character-count="1096" meta:non-whitespace-character-count="967"/>
  </office:meta>
</office:document-meta>
</file>